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Dziś stoimy </text:span><text:span text:style-name="T1">u Twych stóp</text:span><text:span text:style-name="T1"><text:line-break/></text:span><text:span text:style-name="T1">o Panie</text:span><text:span text:style-name="T1"><text:line-break/></text:span><text:span text:style-name="T1">otwórz nam serca drzwi,</text:span><text:span text:style-name="T1"><text:line-break/></text:span><text:span text:style-name="T1">przygarnij dzieci swe.</text:span><text:span text:style-name="T1"><text:line-break/></text:span><text:span text:style-name="T1">Znów przyszliśmy prosić Cię</text:span><text:span text:style-name="T1"><text:line-break/></text:span><text:span text:style-name="T1">o przebaczenia dar,</text:span><text:span text:style-name="T1"><text:line-break/></text:span><text:span text:style-name="T1">o Twą Miłość,</text:span><text:span text:style-name="T1"><text:line-break/></text:span><text:span text:style-name="T1">zamieszkaj Panie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Boże nasz i Królu</text:span><text:span text:style-name="T1"><text:line-break/></text:span><text:span text:style-name="T2">ppp</text:span><text:span text:style-name="T1"><text:line-break/></text:span><text:span text:style-name="T1">kochamy Cię </text:span><text:span text:style-name="T1">i ufamy Tobie,</text:span><text:span text:style-name="T1"><text:line-break/></text:span><text:span text:style-name="T2">ppp</text:span><text:span text:style-name="T1"><text:line-break/></text:span><text:span text:style-name="T1">wierzymy Twej Miłości,</text:span><text:span text:style-name="T1"><text:line-break/></text:span><text:span text:style-name="T2">ppp</text:span><text:span text:style-name="T1"><text:line-break/></text:span><text:span text:style-name="T1">potrzebujemy 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>
        <draw:frame presentation:style-name="pr3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Przyjdź </text:span><text:span text:style-name="T1">i bądź z nami zawsze,</text:span><text:span text:style-name="T1"><text:line-break/></text:span><text:span text:style-name="T2">ppp</text:span><text:span text:style-name="T1"><text:line-break/></text:span><text:span text:style-name="T1">kieruj naszym życiem,</text:span><text:span text:style-name="T1"><text:line-break/></text:span><text:span text:style-name="T2">ppp</text:span><text:span text:style-name="T1"><text:line-break/></text:span><text:span text:style-name="T1">wskaż nam drogę</text:span><text:span text:style-name="T1"><text:line-break/></text:span><text:span text:style-name="T2">ppp</text:span><text:span text:style-name="T1"><text:line-break/></text:span><text:span text:style-name="T1">i to wystarczy.</text:span><text:span text:style-name="T1"><text:line-break/></text:span><text:span text:style-name="T2">ppp</text:span><text:span text:style-name="T1"><text:line-break/></text:span><text:span text:style-name="T1">Wystarczy, by ży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3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3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4-04T14:50:21</meta:creation-date>
    <dc:creator>Rafał Talacha</dc:creator>
    <dc:date>2008-12-28T22:01:36</dc:date>
    <dc:language>pl-PL</dc:language>
    <meta:editing-cycles>8</meta:editing-cycles>
    <meta:editing-duration>PT25M4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